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E2FE1042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50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draw:auto-grow-height="true"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ven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o create jar normall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ile each .java file to .class</text:p>
              </text:list-item>
              <text:list-item>
                <text:p>Run the unit test</text:p>
              </text:list-item>
              <text:list-item>
                <text:p>Combine all class files to a j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What is Maven 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uild Tool</text:p>
              </text:list-item>
              <text:list-item>
                <text:p>For multiple jars</text:p>
              </text:list-item>
              <text:list-item>
                <text:p>Dependencies and versions</text:p>
              </text:list-item>
              <text:list-item>
                <text:p>Project Structure</text:p>
              </text:list-item>
              <text:list-item>
                <text:p>Building, publishing and deploying</text:p>
              </text:list-item>
              <text:list-item>
                <text:p>Can be extended to create a plugin of our own</text:p>
              </text:list-item>
              <text:list-item>
                <text:p>Maven helps us in all the above things with the help of repositories available on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6" draw:layer="layout" svg:width="22.5cm" svg:height="3.457cm" svg:x="1.4cm" svg:y="0.605cm" presentation:class="title" presentation:user-transformed="true">
          <draw:text-box>
            <text:p>Maven Covention over Configur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files in src/main/java</text:p>
              </text:list-item>
              <text:list-item>
                <text:p>All test files in src/test/java</text:p>
              </text:list-item>
              <text:list-item>
                <text:p>pom.xml -&gt; the first file maven looks into</text:p>
                <text:list>
                  <text:list-item>
                    <text:p>pom(project object model)</text:p>
                  </text:list-item>
                </text:list>
              </text:list-item>
              <text:list-item>
                <text:p>To run any maven command, go to the folder containing all the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Build Lifecycle in Mav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Validate</text:p>
                <text:list>
                  <text:list-item>
                    <text:p>To make sure the pom file is valid</text:p>
                  </text:list-item>
                </text:list>
              </text:list-item>
              <text:list-item>
                <text:p>Compile</text:p>
                <text:list>
                  <text:list-item>
                    <text:p>Compile and test compile</text:p>
                  </text:list-item>
                </text:list>
              </text:list-item>
              <text:list-item>
                <text:p>Test</text:p>
                <text:list>
                  <text:list-item>
                    <text:p>Run the unit tests</text:p>
                  </text:list-item>
                </text:list>
              </text:list-item>
              <text:list-item>
                <text:p>Package</text:p>
                <text:list>
                  <text:list-item>
                    <text:p>Create the jar</text:p>
                  </text:list-item>
                </text:list>
              </text:list-item>
              <text:list-item>
                <text:p>Integration Test</text:p>
              </text:list-item>
              <text:list-item>
                <text:p>Verify</text:p>
              </text:list-item>
              <text:list-item>
                <text:p>Install</text:p>
                <text:list>
                  <text:list-item>
                    <text:p>Copying the create jar to local maven repository</text:p>
                  </text:list-item>
                </text:list>
              </text:list-item>
              <text:list-item>
                <text:p>Deploy</text:p>
              </text:list-item>
              <text:list-item>
                <text:p>Performing any of the step, the steps above it automatically get executed</text:p>
              </text:list-item>
              <text:list-item>
                <text:p>We can define our own plugins for each ste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6" draw:layer="layout" svg:width="22.5cm" svg:height="3.067cm" svg:x="1.4cm" svg:y="0.8cm" presentation:class="title">
          <draw:text-box>
            <text:p>Project Object Model (POM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m.xml is a very simple xml which has a defined structure</text:p>
              </text:list-item>
              <text:list-item>
                <text:p>Name</text:p>
                <text:list>
                  <text:list-item>
                    <text:p>Name of our project</text:p>
                  </text:list-item>
                  <text:list-item>
                    <text:p>Combination of group id and artifact id</text:p>
                    <text:list>
                      <text:list-item>
                        <text:p>Group id -&gt; package name</text:p>
                      </text:list-item>
                      <text:list-item>
                        <text:p>Artifact id -&gt; project name</text:p>
                      </text:list-item>
                    </text:list>
                  </text:list-item>
                </text:list>
              </text:list-item>
              <text:list-item>
                <text:p>Version</text:p>
                <text:list>
                  <text:list-item>
                    <text:p>Version number of our current project</text:p>
                  </text:list-item>
                  <text:list-item>
                    <text:p>Initially it should be like -&gt; 1.0-SNAPSHOT -&gt; indicating it is under development</text:p>
                  </text:list-item>
                  <text:list-item>
                    <text:p>When its ready then make it -&gt; 1.0</text:p>
                  </text:list-item>
                  <text:list-item>
                    <text:p>MajorVersion.MinorVersion.IncrementalVersion</text:p>
                  </text:list-item>
                </text:list>
              </text:list-item>
              <text:list-item>
                <text:p>Packaging</text:p>
                <text:list>
                  <text:list-item>
                    <text:p>How we want to deliver our project </text:p>
                  </text:list-item>
                  <text:list-item>
                    <text:p>jar/war/ear/pom</text:p>
                  </text:list-item>
                </text:list>
              </text:list-item>
              <text:list-item>
                <text:p>Dependencies</text:p>
                <text:list>
                  <text:list-item>
                    <text:p>Dependencies needed by our project (spring/junit/etc)</text:p>
                  </text:list-item>
                  <text:list-item>
                    <text:p>Specify the groupId, artifactId, version of the required dependency</text:p>
                  </text:list-item>
                  <text:list-item>
                    <text:p>Also specify scope</text:p>
                  </text:list-item>
                  <text:list-item>
                    <text:p>A maven repository has all the dependencies, from where maven gets them</text:p>
                    <text:list>
                      <text:list-item>
                        <text:p>Once you use a dependency, it gets stored in a local folder MavenLocalRepository for future accesses</text:p>
                      </text:list-item>
                    </text:list>
                  </text:list-item>
                </text:list>
              </text:list-item>
              <text:list-item>
                <text:p>Plugins</text:p>
                <text:list>
                  <text:list-item>
                    <text:p>Specify plugins required</text:p>
                  </text:list-item>
                  <text:list-item>
                    <text:p>Some default are : maven compiler plugin, maven surefire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6" draw:layer="layout" svg:width="22.5cm" svg:height="3.067cm" svg:x="1.4cm" svg:y="0.8cm" presentation:class="title" presentation:user-transformed="true">
          <draw:text-box>
            <text:p>Commands</text:p>
          </draw:text-box>
        </draw:frame>
        <draw:frame presentation:style-name="pr5" draw:layer="layout" svg:width="25.2cm" svg:height="15.134cm" svg:x="1.8cm" svg:y="5.066cm" presentation:class="outline" presentation:user-transformed="true">
          <draw:text-box>
            <text:list text:style-name="L2">
              <text:list-item>
                <text:p>mvn compile</text:p>
                <text:list>
                  <text:list-item>
                    <text:p>Compiles only source files not test files</text:p>
                  </text:list-item>
                  <text:list-item>
                    <text:p>Creates a new folder target</text:p>
                    <text:list>
                      <text:list-item>
                        <text:p>target/classes -&gt; has the compiled classes from src/main/java</text:p>
                      </text:list-item>
                      <text:list-item>
                        <text:p>target/maven-status</text:p>
                      </text:list-item>
                    </text:list>
                  </text:list-item>
                </text:list>
              </text:list-item>
              <text:list-item>
                <text:p>mvn test-compile</text:p>
                <text:list>
                  <text:list-item>
                    <text:p>Compiles source files and also test files</text:p>
                  </text:list-item>
                  <text:list-item>
                    <text:p>Creates a new folder target</text:p>
                    <text:list>
                      <text:list-item>
                        <text:p>target/classes -&gt; has the compiled classes from src/main/java</text:p>
                      </text:list-item>
                      <text:list-item>
                        <text:p>target/maven-status</text:p>
                      </text:list-item>
                      <text:list-item>
                        <text:p>target/test-classes -&gt; has the compiled classes from src/test/java</text:p>
                      </text:list-item>
                    </text:list>
                  </text:list-item>
                </text:list>
              </text:list-item>
              <text:list-item>
                <text:p>mvn clean</text:p>
                <text:list>
                  <text:list-item>
                    <text:p>Delete the target directory</text:p>
                  </text:list-item>
                </text:list>
              </text:list-item>
              <text:list-item>
                <text:p>mvn test</text:p>
                <text:list>
                  <text:list-item>
                    <text:p>Runs the test files, and before that also compiles all the source and test files</text:p>
                  </text:list-item>
                </text:list>
              </text:list-item>
              <text:list-item>
                <text:p>Mvn install</text:p>
                <text:list>
                  <text:list-item>
                    <text:p>Installs the jar to local maven repository</text:p>
                  </text:list-item>
                  <text:list-item>
                    <text:p>Creates new folders in target</text:p>
                    <text:list>
                      <text:list-item>
                        <text:p>target/surefire-reports -&gt; conatining report of the test run</text:p>
                      </text:list-item>
                      <text:list-item>
                        <text:p>target/maven-archi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6" draw:layer="layout" svg:width="22.5cm" svg:height="3.067cm" svg:x="1.4cm" svg:y="0.8cm" presentation:class="title" presentation:user-transformed="true">
          <draw:text-box>
            <text:p>Commands</text:p>
          </draw:text-box>
        </draw:frame>
        <draw:frame presentation:style-name="pr5" draw:layer="layout" svg:width="25.2cm" svg:height="15.134cm" svg:x="1.8cm" svg:y="5.066cm" presentation:class="outline" presentation:user-transformed="true">
          <draw:text-box>
            <text:list text:style-name="L2">
              <text:list-item>
                <text:p>mvn archetype:generate</text:p>
                <text:list>
                  <text:list-item>
                    <text:p>To generate a particular type of project, so that maven creates specific directory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E2FE1042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1:23:54.457067061</meta:creation-date>
    <dc:date>2016-01-15T12:47:20.544906887</dc:date>
    <meta:editing-duration>PT1H18M51S</meta:editing-duration>
    <meta:editing-cycles>36</meta:editing-cycles>
    <meta:generator>LibreOffice/4.2.8.2$Linux_X86_64 LibreOffice_project/420m0$Build-2</meta:generator>
    <meta:document-statistic meta:object-count="65"/>
  </office:meta>
</office:document-meta>
</file>